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2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9_07_2014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Size of stocks: 23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>
            <text:p>Simulation amount: 207576000000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.573277222">
            <text:p>0.573277222</text:p>
          </table:table-cell>
          <table:table-cell office:value-type="float" office:value="0.985815615">
            <text:p>0.985815615</text:p>
          </table:table-cell>
          <table:table-cell office:value-type="float" office:value="1.193304755">
            <text:p>1.193304755</text:p>
          </table:table-cell>
          <table:table-cell office:value-type="float" office:value="1.781617434">
            <text:p>1.781617434</text:p>
          </table:table-cell>
          <table:table-cell office:value-type="float" office:value="1.827635175">
            <text:p>1.827635175</text:p>
          </table:table-cell>
          <table:table-cell office:value-type="float" office:value="2.60932625">
            <text:p>2.60932625</text:p>
          </table:table-cell>
          <table:table-cell office:value-type="float" office:value="3.09394756">
            <text:p>3.09394756</text:p>
          </table:table-cell>
          <table:table-cell office:value-type="float" office:value="3.310074087">
            <text:p>3.310074087</text:p>
          </table:table-cell>
          <table:table-cell office:value-type="float" office:value="3.968547512">
            <text:p>3.968547512</text:p>
          </table:table-cell>
          <table:table-cell office:value-type="float" office:value="4.129683759">
            <text:p>4.1296837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0.62621417">
            <text:p>0.62621417</text:p>
          </table:table-cell>
          <table:table-cell office:value-type="float" office:value="1.159344554">
            <text:p>1.159344554</text:p>
          </table:table-cell>
          <table:table-cell office:value-type="float" office:value="1.373775951">
            <text:p>1.373775951</text:p>
          </table:table-cell>
          <table:table-cell office:value-type="float" office:value="2.296499363">
            <text:p>2.296499363</text:p>
          </table:table-cell>
          <table:table-cell office:value-type="float" office:value="2.026745443">
            <text:p>2.026745443</text:p>
          </table:table-cell>
          <table:table-cell office:value-type="float" office:value="2.873216752">
            <text:p>2.873216752</text:p>
          </table:table-cell>
          <table:table-cell office:value-type="float" office:value="3.482698412">
            <text:p>3.482698412</text:p>
          </table:table-cell>
          <table:table-cell office:value-type="float" office:value="3.835612608">
            <text:p>3.835612608</text:p>
          </table:table-cell>
          <table:table-cell office:value-type="float" office:value="4.504908042">
            <text:p>4.504908042</text:p>
          </table:table-cell>
          <table:table-cell office:value-type="float" office:value="4.256849285">
            <text:p>4.2568492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0.756707049">
            <text:p>0.756707049</text:p>
          </table:table-cell>
          <table:table-cell office:value-type="float" office:value="1.365017966">
            <text:p>1.365017966</text:p>
          </table:table-cell>
          <table:table-cell office:value-type="float" office:value="1.509533106">
            <text:p>1.509533106</text:p>
          </table:table-cell>
          <table:table-cell office:value-type="float" office:value="2.382940292">
            <text:p>2.382940292</text:p>
          </table:table-cell>
          <table:table-cell office:value-type="float" office:value="2.181170665">
            <text:p>2.181170665</text:p>
          </table:table-cell>
          <table:table-cell office:value-type="float" office:value="3.154565193">
            <text:p>3.154565193</text:p>
          </table:table-cell>
          <table:table-cell office:value-type="float" office:value="3.728770935">
            <text:p>3.728770935</text:p>
          </table:table-cell>
          <table:table-cell office:value-type="float" office:value="4.14647828">
            <text:p>4.14647828</text:p>
          </table:table-cell>
          <table:table-cell office:value-type="float" office:value="4.696524253">
            <text:p>4.696524253</text:p>
          </table:table-cell>
          <table:table-cell office:value-type="float" office:value="4.076114442">
            <text:p>4.0761144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0.963131247">
            <text:p>0.963131247</text:p>
          </table:table-cell>
          <table:table-cell office:value-type="float" office:value="1.802879129">
            <text:p>1.802879129</text:p>
          </table:table-cell>
          <table:table-cell office:value-type="float" office:value="1.866528307">
            <text:p>1.866528307</text:p>
          </table:table-cell>
          <table:table-cell office:value-type="float" office:value="2.997363051">
            <text:p>2.997363051</text:p>
          </table:table-cell>
          <table:table-cell office:value-type="float" office:value="2.647844802">
            <text:p>2.647844802</text:p>
          </table:table-cell>
          <table:table-cell office:value-type="float" office:value="3.859119181">
            <text:p>3.859119181</text:p>
          </table:table-cell>
          <table:table-cell office:value-type="float" office:value="4.209916326">
            <text:p>4.209916326</text:p>
          </table:table-cell>
          <table:table-cell office:value-type="float" office:value="4.640038386">
            <text:p>4.640038386</text:p>
          </table:table-cell>
          <table:table-cell office:value-type="float" office:value="4.942867865">
            <text:p>4.942867865</text:p>
          </table:table-cell>
          <table:table-cell office:value-type="float" office:value="4.664182503">
            <text:p>4.6641825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1.161876728">
            <text:p>1.161876728</text:p>
          </table:table-cell>
          <table:table-cell office:value-type="float" office:value="1.908822176">
            <text:p>1.908822176</text:p>
          </table:table-cell>
          <table:table-cell office:value-type="float" office:value="2.614503072">
            <text:p>2.614503072</text:p>
          </table:table-cell>
          <table:table-cell office:value-type="float" office:value="3.191092721">
            <text:p>3.191092721</text:p>
          </table:table-cell>
          <table:table-cell office:value-type="float" office:value="2.830008433">
            <text:p>2.830008433</text:p>
          </table:table-cell>
          <table:table-cell office:value-type="float" office:value="3.934634396">
            <text:p>3.934634396</text:p>
          </table:table-cell>
          <table:table-cell office:value-type="float" office:value="4.198916285">
            <text:p>4.198916285</text:p>
          </table:table-cell>
          <table:table-cell office:value-type="float" office:value="4.684144519">
            <text:p>4.684144519</text:p>
          </table:table-cell>
          <table:table-cell office:value-type="float" office:value="5.492608964">
            <text:p>5.492608964</text:p>
          </table:table-cell>
          <table:table-cell office:value-type="float" office:value="4.247513584">
            <text:p>4.2475135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Default" office:value-type="float" office:value="1.506444384">
            <text:p>1.506444384</text:p>
          </table:table-cell>
          <table:table-cell office:value-type="float" office:value="2.272578994">
            <text:p>2.272578994</text:p>
          </table:table-cell>
          <table:table-cell office:value-type="float" office:value="2.989826014">
            <text:p>2.989826014</text:p>
          </table:table-cell>
          <table:table-cell office:value-type="float" office:value="3.483015901">
            <text:p>3.483015901</text:p>
          </table:table-cell>
          <table:table-cell office:value-type="float" office:value="3.387424487">
            <text:p>3.387424487</text:p>
          </table:table-cell>
          <table:table-cell office:value-type="float" office:value="4.602455368">
            <text:p>4.602455368</text:p>
          </table:table-cell>
          <table:table-cell office:value-type="float" office:value="4.893641317">
            <text:p>4.893641317</text:p>
          </table:table-cell>
          <table:table-cell office:value-type="float" office:value="5.560461454">
            <text:p>5.560461454</text:p>
          </table:table-cell>
          <table:table-cell office:value-type="float" office:value="5.07915702">
            <text:p>5.07915702</text:p>
          </table:table-cell>
          <table:table-cell office:value-type="float" office:value="4.444268727">
            <text:p>4.4442687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Default" office:value-type="float" office:value="2.017745278">
            <text:p>2.017745278</text:p>
          </table:table-cell>
          <table:table-cell office:value-type="float" office:value="2.579170149">
            <text:p>2.579170149</text:p>
          </table:table-cell>
          <table:table-cell office:value-type="float" office:value="4.092062723">
            <text:p>4.092062723</text:p>
          </table:table-cell>
          <table:table-cell office:value-type="float" office:value="4.647233686">
            <text:p>4.647233686</text:p>
          </table:table-cell>
          <table:table-cell office:value-type="float" office:value="4.484111932">
            <text:p>4.484111932</text:p>
          </table:table-cell>
          <table:table-cell office:value-type="float" office:value="5.960231634">
            <text:p>5.960231634</text:p>
          </table:table-cell>
          <table:table-cell office:value-type="float" office:value="6.126636819">
            <text:p>6.126636819</text:p>
          </table:table-cell>
          <table:table-cell office:value-type="float" office:value="6.040011957">
            <text:p>6.040011957</text:p>
          </table:table-cell>
          <table:table-cell office:value-type="float" office:value="5.180179238">
            <text:p>5.180179238</text:p>
          </table:table-cell>
          <table:table-cell office:value-type="float" office:value="5.047716249">
            <text:p>5.04771624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Default" office:value-type="float" office:value="1.801092738">
            <text:p>1.801092738</text:p>
          </table:table-cell>
          <table:table-cell office:value-type="float" office:value="2.622827716">
            <text:p>2.622827716</text:p>
          </table:table-cell>
          <table:table-cell office:value-type="float" office:value="4.168633427">
            <text:p>4.168633427</text:p>
          </table:table-cell>
          <table:table-cell office:value-type="float" office:value="4.902468283">
            <text:p>4.902468283</text:p>
          </table:table-cell>
          <table:table-cell office:value-type="float" office:value="4.265303253">
            <text:p>4.265303253</text:p>
          </table:table-cell>
          <table:table-cell office:value-type="float" office:value="5.079903701">
            <text:p>5.079903701</text:p>
          </table:table-cell>
          <table:table-cell office:value-type="float" office:value="4.79511595">
            <text:p>4.79511595</text:p>
          </table:table-cell>
          <table:table-cell office:value-type="float" office:value="5.085920476">
            <text:p>5.085920476</text:p>
          </table:table-cell>
          <table:table-cell office:value-type="float" office:value="5.040073839">
            <text:p>5.040073839</text:p>
          </table:table-cell>
          <table:table-cell office:value-type="float" office:value="4.567889098">
            <text:p>4.56788909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Default" office:value-type="float" office:value="1.979309734">
            <text:p>1.979309734</text:p>
          </table:table-cell>
          <table:table-cell office:value-type="float" office:value="2.863101526">
            <text:p>2.863101526</text:p>
          </table:table-cell>
          <table:table-cell office:value-type="float" office:value="4.446436413">
            <text:p>4.446436413</text:p>
          </table:table-cell>
          <table:table-cell office:value-type="float" office:value="3.887978298">
            <text:p>3.887978298</text:p>
          </table:table-cell>
          <table:table-cell office:value-type="float" office:value="3.472894644">
            <text:p>3.472894644</text:p>
          </table:table-cell>
          <table:table-cell office:value-type="float" office:value="4.346610083">
            <text:p>4.346610083</text:p>
          </table:table-cell>
          <table:table-cell office:value-type="float" office:value="4.125374902">
            <text:p>4.125374902</text:p>
          </table:table-cell>
          <table:table-cell office:value-type="float" office:value="4.423259817">
            <text:p>4.423259817</text:p>
          </table:table-cell>
          <table:table-cell office:value-type="float" office:value="4.276330193">
            <text:p>4.276330193</text:p>
          </table:table-cell>
          <table:table-cell office:value-type="float" office:value="3.459940488">
            <text:p>3.4599404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float" office:value="2.460991017">
            <text:p>2.460991017</text:p>
          </table:table-cell>
          <table:table-cell office:value-type="float" office:value="2.987053114">
            <text:p>2.987053114</text:p>
          </table:table-cell>
          <table:table-cell office:value-type="float" office:value="3.952255312">
            <text:p>3.952255312</text:p>
          </table:table-cell>
          <table:table-cell office:value-type="float" office:value="3.248197529">
            <text:p>3.248197529</text:p>
          </table:table-cell>
          <table:table-cell office:value-type="float" office:value="3.991962353">
            <text:p>3.991962353</text:p>
          </table:table-cell>
          <table:table-cell office:value-type="float" office:value="4.174731285">
            <text:p>4.174731285</text:p>
          </table:table-cell>
          <table:table-cell office:value-type="float" office:value="4.103070375">
            <text:p>4.103070375</text:p>
          </table:table-cell>
          <table:table-cell office:value-type="float" office:value="4.22780367">
            <text:p>4.22780367</text:p>
          </table:table-cell>
          <table:table-cell office:value-type="float" office:value="4.31580814">
            <text:p>4.31580814</text:p>
          </table:table-cell>
          <table:table-cell office:value-type="float" office:value="3.488727716">
            <text:p>3.488727716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-66.134191197">
            <text:p>-66.134191197</text:p>
          </table:table-cell>
          <table:table-cell office:value-type="float" office:value="-77.532167779">
            <text:p>-77.532167779</text:p>
          </table:table-cell>
          <table:table-cell office:value-type="float" office:value="-86.014586534">
            <text:p>-86.014586534</text:p>
          </table:table-cell>
          <table:table-cell office:value-type="float" office:value="-74.196160581">
            <text:p>-74.196160581</text:p>
          </table:table-cell>
          <table:table-cell office:value-type="float" office:value="-78.426320577">
            <text:p>-78.426320577</text:p>
          </table:table-cell>
          <table:table-cell office:value-type="float" office:value="-87.059332462">
            <text:p>-87.059332462</text:p>
          </table:table-cell>
          <table:table-cell office:value-type="float" office:value="-84.83402082">
            <text:p>-84.83402082</text:p>
          </table:table-cell>
          <table:table-cell office:value-type="float" office:value="-85.065061401">
            <text:p>-85.065061401</text:p>
          </table:table-cell>
          <table:table-cell office:value-type="float" office:value="-88.118425443">
            <text:p>-88.118425443</text:p>
          </table:table-cell>
          <table:table-cell office:value-type="float" office:value="-95.411342542">
            <text:p>-95.4113425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-94.918164841">
            <text:p>-94.918164841</text:p>
          </table:table-cell>
          <table:table-cell office:value-type="float" office:value="-95.111418113">
            <text:p>-95.111418113</text:p>
          </table:table-cell>
          <table:table-cell office:value-type="float" office:value="-95.884832979">
            <text:p>-95.884832979</text:p>
          </table:table-cell>
          <table:table-cell office:value-type="float" office:value="-97.970371432">
            <text:p>-97.970371432</text:p>
          </table:table-cell>
          <table:table-cell office:value-type="float" office:value="-95.016235228">
            <text:p>-95.016235228</text:p>
          </table:table-cell>
          <table:table-cell office:value-type="float" office:value="-94.885871642">
            <text:p>-94.885871642</text:p>
          </table:table-cell>
          <table:table-cell office:value-type="float" office:value="-79.673263029">
            <text:p>-79.673263029</text:p>
          </table:table-cell>
          <table:table-cell office:value-type="float" office:value="-78.403317946">
            <text:p>-78.403317946</text:p>
          </table:table-cell>
          <table:table-cell office:value-type="float" office:value="-82.679859532">
            <text:p>-82.679859532</text:p>
          </table:table-cell>
          <table:table-cell office:value-type="float" office:value="-64.497246599">
            <text:p>-64.4972465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-97.175221414">
            <text:p>-97.175221414</text:p>
          </table:table-cell>
          <table:table-cell office:value-type="float" office:value="-96.537819989">
            <text:p>-96.537819989</text:p>
          </table:table-cell>
          <table:table-cell office:value-type="float" office:value="-97.744720518">
            <text:p>-97.744720518</text:p>
          </table:table-cell>
          <table:table-cell office:value-type="float" office:value="-98.124219147">
            <text:p>-98.124219147</text:p>
          </table:table-cell>
          <table:table-cell office:value-type="float" office:value="-93.37150018">
            <text:p>-93.37150018</text:p>
          </table:table-cell>
          <table:table-cell office:value-type="float" office:value="-84.039152234">
            <text:p>-84.039152234</text:p>
          </table:table-cell>
          <table:table-cell office:value-type="float" office:value="-59.298040098">
            <text:p>-59.298040098</text:p>
          </table:table-cell>
          <table:table-cell office:value-type="float" office:value="-54.378143835">
            <text:p>-54.378143835</text:p>
          </table:table-cell>
          <table:table-cell office:value-type="float" office:value="-26.96983064">
            <text:p>-26.96983064</text:p>
          </table:table-cell>
          <table:table-cell office:value-type="float" office:value="-32.669478852">
            <text:p>-32.6694788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-94.656539088">
            <text:p>-94.656539088</text:p>
          </table:table-cell>
          <table:table-cell office:value-type="float" office:value="-97.085653234">
            <text:p>-97.085653234</text:p>
          </table:table-cell>
          <table:table-cell office:value-type="float" office:value="-62.060043757">
            <text:p>-62.060043757</text:p>
          </table:table-cell>
          <table:table-cell office:value-type="float" office:value="-38.100735335">
            <text:p>-38.100735335</text:p>
          </table:table-cell>
          <table:table-cell office:value-type="float" office:value="-27.020128632">
            <text:p>-27.020128632</text:p>
          </table:table-cell>
          <table:table-cell office:value-type="float" office:value="-26.058367518">
            <text:p>-26.058367518</text:p>
          </table:table-cell>
          <table:table-cell office:value-type="float" office:value="-24.176551408">
            <text:p>-24.176551408</text:p>
          </table:table-cell>
          <table:table-cell office:value-type="float" office:value="-21.536981705">
            <text:p>-21.536981705</text:p>
          </table:table-cell>
          <table:table-cell office:value-type="float" office:value="-19.30089347">
            <text:p>-19.30089347</text:p>
          </table:table-cell>
          <table:table-cell office:value-type="float" office:value="-12.756556823">
            <text:p>-12.7565568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-97.780197995">
            <text:p>-97.780197995</text:p>
          </table:table-cell>
          <table:table-cell office:value-type="float" office:value="-95.44310664">
            <text:p>-95.44310664</text:p>
          </table:table-cell>
          <table:table-cell office:value-type="float" office:value="-33.248112982">
            <text:p>-33.248112982</text:p>
          </table:table-cell>
          <table:table-cell office:value-type="float" office:value="-21.536981705">
            <text:p>-21.536981705</text:p>
          </table:table-cell>
          <table:table-cell office:value-type="float" office:value="-20.86686308">
            <text:p>-20.86686308</text:p>
          </table:table-cell>
          <table:table-cell table:number-columns-repeated="2" office:value-type="float" office:value="-21.536981705">
            <text:p>-21.536981705</text:p>
          </table:table-cell>
          <table:table-cell office:value-type="float" office:value="-20.238133659">
            <text:p>-20.238133659</text:p>
          </table:table-cell>
          <table:table-cell office:value-type="float" office:value="-17.806198741">
            <text:p>-17.806198741</text:p>
          </table:table-cell>
          <table:table-cell office:value-type="float" office:value="-12.684897977">
            <text:p>-12.68489797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Default" office:value-type="float" office:value="-90.247688959">
            <text:p>-90.247688959</text:p>
          </table:table-cell>
          <table:table-cell office:value-type="float" office:value="-21.536981705">
            <text:p>-21.536981705</text:p>
          </table:table-cell>
          <table:table-cell office:value-type="float" office:value="-20.947224823">
            <text:p>-20.947224823</text:p>
          </table:table-cell>
          <table:table-cell office:value-type="float" office:value="-15.560816274">
            <text:p>-15.560816274</text:p>
          </table:table-cell>
          <table:table-cell office:value-type="float" office:value="-12.879530375">
            <text:p>-12.879530375</text:p>
          </table:table-cell>
          <table:table-cell office:value-type="float" office:value="-2.23795663">
            <text:p>-2.23795663</text:p>
          </table:table-cell>
          <table:table-cell office:value-type="float" office:value="-14.3173692">
            <text:p>-14.3173692</text:p>
          </table:table-cell>
          <table:table-cell office:value-type="float" office:value="0">
            <text:p>0</text:p>
          </table:table-cell>
          <table:table-cell office:value-type="float" office:value="8.614792682">
            <text:p>8.614792682</text:p>
          </table:table-cell>
          <table:table-cell office:value-type="float" office:value="12.922189023">
            <text:p>12.9221890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Default" office:value-type="float" office:value="-59.241056377">
            <text:p>-59.241056377</text:p>
          </table:table-cell>
          <table:table-cell office:value-type="float" office:value="-20.876682053">
            <text:p>-20.876682053</text:p>
          </table:table-cell>
          <table:table-cell office:value-type="float" office:value="-14.300975432">
            <text:p>-14.300975432</text:p>
          </table:table-cell>
          <table:table-cell office:value-type="float" office:value="-0.424538435">
            <text:p>-0.424538435</text:p>
          </table:table-cell>
          <table:table-cell office:value-type="float" office:value="8.972058587">
            <text:p>8.972058587</text:p>
          </table:table-cell>
          <table:table-cell office:value-type="float" office:value="21.536981705">
            <text:p>21.536981705</text:p>
          </table:table-cell>
          <table:table-cell office:value-type="float" office:value="12.266035985">
            <text:p>12.266035985</text:p>
          </table:table-cell>
          <table:table-cell office:value-type="float" office:value="21.536981705">
            <text:p>21.536981705</text:p>
          </table:table-cell>
          <table:table-cell office:value-type="float" office:value="17.229585364">
            <text:p>17.229585364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Default" office:value-type="float" office:value="-21.536981705">
            <text:p>-21.536981705</text:p>
          </table:table-cell>
          <table:table-cell office:value-type="float" office:value="-17.239326497">
            <text:p>-17.239326497</text:p>
          </table:table-cell>
          <table:table-cell office:value-type="float" office:value="-3.835789765">
            <text:p>-3.835789765</text:p>
          </table:table-cell>
          <table:table-cell office:value-type="float" office:value="15.418691157">
            <text:p>15.418691157</text:p>
          </table:table-cell>
          <table:table-cell table:number-columns-repeated="6" office:value-type="float" office:value="21.536981705">
            <text:p>21.5369817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Default" office:value-type="float" office:value="-21.536981705">
            <text:p>-21.536981705</text:p>
          </table:table-cell>
          <table:table-cell office:value-type="float" office:value="-6.056319718">
            <text:p>-6.056319718</text:p>
          </table:table-cell>
          <table:table-cell office:value-type="float" office:value="20.934404662">
            <text:p>20.934404662</text:p>
          </table:table-cell>
          <table:table-cell table:number-columns-repeated="7" office:value-type="float" office:value="21.536981705">
            <text:p>21.5369817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float" office:value="-21.536981705">
            <text:p>-21.536981705</text:p>
          </table:table-cell>
          <table:table-cell office:value-type="float" office:value="9.334092454">
            <text:p>9.334092454</text:p>
          </table:table-cell>
          <table:table-cell table:number-columns-repeated="8" office:value-type="float" office:value="21.536981705">
            <text:p>21.53698170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29_07_2014.N49" table:end-x="0.5091in" table:end-y="0.1539in" draw:z-index="1" draw:style-name="gr1" draw:text-style-name="P1" svg:width="6.289in" svg:height="3.5457in" svg:x="0.4433in" svg:y="0.1646in">
              <draw:object draw:notify-on-update-of-ranges="29_07_2014.A16:29_07_2014.A16 29_07_2014.A17:29_07_2014.A26 29_07_2014.B16:29_07_2014.B16 29_07_2014.B17:29_07_2014.B26 29_07_2014.C16:29_07_2014.C16 29_07_2014.C17:29_07_2014.C26 29_07_2014.D16:29_07_2014.D16 29_07_2014.D17:29_07_2014.D26 29_07_2014.E16:29_07_2014.E16 29_07_2014.E17:29_07_2014.E26 29_07_2014.F16:29_07_2014.F16 29_07_2014.F17:29_07_2014.F26 29_07_2014.G16:29_07_2014.G16 29_07_2014.G17:29_07_2014.G26 29_07_2014.H16:29_07_2014.H16 29_07_2014.H17:29_07_2014.H26 29_07_2014.I16:29_07_2014.I16 29_07_2014.I17:29_07_2014.I26 29_07_2014.J16:29_07_2014.J16 29_07_2014.J17:29_07_2014.J26 29_07_2014.K16:29_07_2014.K16 29_07_2014.K17:29_07_2014.K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>
            <draw:frame table:end-cell-address="29_07_2014.G50" table:end-x="0.2181in" table:end-y="0.0083in" draw:z-index="0" draw:style-name="gr1" draw:text-style-name="P1" svg:width="6.2988in" svg:height="3.5429in" svg:x="0.3575in" svg:y="0.0213in">
              <draw:object draw:notify-on-update-of-ranges="29_07_2014.A4:29_07_2014.A4 29_07_2014.A5:29_07_2014.A14 29_07_2014.B4:29_07_2014.B4 29_07_2014.B5:29_07_2014.B14 29_07_2014.C4:29_07_2014.C4 29_07_2014.C5:29_07_2014.C14 29_07_2014.D4:29_07_2014.D4 29_07_2014.D5:29_07_2014.D14 29_07_2014.E4:29_07_2014.E4 29_07_2014.E5:29_07_2014.E14 29_07_2014.F4:29_07_2014.F4 29_07_2014.F5:29_07_2014.F14 29_07_2014.G4:29_07_2014.G4 29_07_2014.G5:29_07_2014.G14 29_07_2014.H4:29_07_2014.H4 29_07_2014.H5:29_07_2014.H14 29_07_2014.I4:29_07_2014.I4 29_07_2014.I5:29_07_2014.I14 29_07_2014.J4:29_07_2014.J4 29_07_2014.J5:29_07_2014.J14 29_07_2014.K4:29_07_2014.K4 29_07_2014.K5:29_07_2014.K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7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7/29/2014</text:date>, <text:time>23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5-18T01:28:52.02</meta:creation-date>
    <dc:date>2014-07-29T23:16:21.64</dc:date>
    <dc:creator>Ivan Sidarau</dc:creator>
    <meta:editing-duration>PT11H32M46S</meta:editing-duration>
    <meta:editing-cycles>41</meta:editing-cycles>
    <meta:generator>OpenOffice/4.0.1$Win32 OpenOffice.org_project/401m5$Build-9714</meta:generator>
    <meta:document-statistic meta:table-count="1" meta:cell-count="2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Wasted Time</text:p>
        </chart:title>
        <chart:legend chart:legend-position="end" svg:x="14.1cm" svg:y="1.83cm" style:legend-expansion="high" chart:style-name="ch3"/>
        <chart:plot-area chart:style-name="ch4" table:cell-range-address="29_07_2014.A4:29_07_2014.K14" chart:data-source-has-labels="both" svg:x="0.77cm" svg:y="1.635cm" svg:width="12.69cm" svg:height="6.765cm">
          <chartooo:coordinate-region svg:x="1.206cm" svg:y="1.847cm" svg:width="11.974cm" svg:height="5.88cm"/>
          <chart:axis chart:dimension="x" chart:name="primary-x" chart:style-name="ch5" chartooo:axis-type="auto">
            <chartooo:date-scale/>
            <chart:categories table:cell-range-address="29_07_2014.A5:29_07_2014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9_07_2014.B5:29_07_2014.B14" chart:label-cell-address="29_07_2014.B4:29_07_2014.B4" chart:class="chart:line">
            <chart:data-point chart:repeated="10"/>
          </chart:series>
          <chart:series chart:style-name="ch8" chart:values-cell-range-address="29_07_2014.C5:29_07_2014.C14" chart:label-cell-address="29_07_2014.C4:29_07_2014.C4" chart:class="chart:line">
            <chart:data-point chart:repeated="10"/>
          </chart:series>
          <chart:series chart:style-name="ch9" chart:values-cell-range-address="29_07_2014.D5:29_07_2014.D14" chart:label-cell-address="29_07_2014.D4:29_07_2014.D4" chart:class="chart:line">
            <chart:data-point chart:repeated="10"/>
          </chart:series>
          <chart:series chart:style-name="ch10" chart:values-cell-range-address="29_07_2014.E5:29_07_2014.E14" chart:label-cell-address="29_07_2014.E4:29_07_2014.E4" chart:class="chart:line">
            <chart:data-point chart:repeated="10"/>
          </chart:series>
          <chart:series chart:style-name="ch11" chart:values-cell-range-address="29_07_2014.F5:29_07_2014.F14" chart:label-cell-address="29_07_2014.F4:29_07_2014.F4" chart:class="chart:line">
            <chart:data-point chart:repeated="10"/>
          </chart:series>
          <chart:series chart:style-name="ch12" chart:values-cell-range-address="29_07_2014.G5:29_07_2014.G14" chart:label-cell-address="29_07_2014.G4:29_07_2014.G4" chart:class="chart:line">
            <chart:data-point chart:repeated="10"/>
          </chart:series>
          <chart:series chart:style-name="ch13" chart:values-cell-range-address="29_07_2014.H5:29_07_2014.H14" chart:label-cell-address="29_07_2014.H4:29_07_2014.H4" chart:class="chart:line">
            <chart:data-point chart:repeated="10"/>
          </chart:series>
          <chart:series chart:style-name="ch14" chart:values-cell-range-address="29_07_2014.I5:29_07_2014.I14" chart:label-cell-address="29_07_2014.I4:29_07_2014.I4" chart:class="chart:line">
            <chart:data-point chart:repeated="10"/>
          </chart:series>
          <chart:series chart:style-name="ch15" chart:values-cell-range-address="29_07_2014.J5:29_07_2014.J14" chart:label-cell-address="29_07_2014.J4:29_07_2014.J4" chart:class="chart:line">
            <chart:data-point chart:repeated="10"/>
          </chart:series>
          <chart:series chart:style-name="ch16" chart:values-cell-range-address="29_07_2014.K5:29_07_2014.K14" chart:label-cell-address="29_07_2014.K4:29_07_2014.K4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29_07_2014.B4:29_07_2014.B4</svg:desc>
                </draw:g>
              </table:table-cell>
              <table:table-cell office:value-type="string">
                <text:p>20</text:p>
                <draw:g>
                  <svg:desc>29_07_2014.C4:29_07_2014.C4</svg:desc>
                </draw:g>
              </table:table-cell>
              <table:table-cell office:value-type="string">
                <text:p>30</text:p>
                <draw:g>
                  <svg:desc>29_07_2014.D4:29_07_2014.D4</svg:desc>
                </draw:g>
              </table:table-cell>
              <table:table-cell office:value-type="string">
                <text:p>40</text:p>
                <draw:g>
                  <svg:desc>29_07_2014.E4:29_07_2014.E4</svg:desc>
                </draw:g>
              </table:table-cell>
              <table:table-cell office:value-type="string">
                <text:p>50</text:p>
                <draw:g>
                  <svg:desc>29_07_2014.F4:29_07_2014.F4</svg:desc>
                </draw:g>
              </table:table-cell>
              <table:table-cell office:value-type="string">
                <text:p>60</text:p>
                <draw:g>
                  <svg:desc>29_07_2014.G4:29_07_2014.G4</svg:desc>
                </draw:g>
              </table:table-cell>
              <table:table-cell office:value-type="string">
                <text:p>70</text:p>
                <draw:g>
                  <svg:desc>29_07_2014.H4:29_07_2014.H4</svg:desc>
                </draw:g>
              </table:table-cell>
              <table:table-cell office:value-type="string">
                <text:p>80</text:p>
                <draw:g>
                  <svg:desc>29_07_2014.I4:29_07_2014.I4</svg:desc>
                </draw:g>
              </table:table-cell>
              <table:table-cell office:value-type="string">
                <text:p>90</text:p>
                <draw:g>
                  <svg:desc>29_07_2014.J4:29_07_2014.J4</svg:desc>
                </draw:g>
              </table:table-cell>
              <table:table-cell office:value-type="string">
                <text:p>100</text:p>
                <draw:g>
                  <svg:desc>29_07_2014.K4:29_07_2014.K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29_07_2014.A5:29_07_2014.A14</svg:desc>
                </draw:g>
              </table:table-cell>
              <table:table-cell office:value-type="float" office:value="0.573277222">
                <text:p>0.573277222</text:p>
                <draw:g>
                  <svg:desc>29_07_2014.B5:29_07_2014.B14</svg:desc>
                </draw:g>
              </table:table-cell>
              <table:table-cell office:value-type="float" office:value="0.985815615">
                <text:p>0.985815615</text:p>
                <draw:g>
                  <svg:desc>29_07_2014.C5:29_07_2014.C14</svg:desc>
                </draw:g>
              </table:table-cell>
              <table:table-cell office:value-type="float" office:value="1.193304755">
                <text:p>1.193304755</text:p>
                <draw:g>
                  <svg:desc>29_07_2014.D5:29_07_2014.D14</svg:desc>
                </draw:g>
              </table:table-cell>
              <table:table-cell office:value-type="float" office:value="1.781617434">
                <text:p>1.781617434</text:p>
                <draw:g>
                  <svg:desc>29_07_2014.E5:29_07_2014.E14</svg:desc>
                </draw:g>
              </table:table-cell>
              <table:table-cell office:value-type="float" office:value="1.827635175">
                <text:p>1.827635175</text:p>
                <draw:g>
                  <svg:desc>29_07_2014.F5:29_07_2014.F14</svg:desc>
                </draw:g>
              </table:table-cell>
              <table:table-cell office:value-type="float" office:value="2.60932625">
                <text:p>2.60932625</text:p>
                <draw:g>
                  <svg:desc>29_07_2014.G5:29_07_2014.G14</svg:desc>
                </draw:g>
              </table:table-cell>
              <table:table-cell office:value-type="float" office:value="3.09394756">
                <text:p>3.09394756</text:p>
                <draw:g>
                  <svg:desc>29_07_2014.H5:29_07_2014.H14</svg:desc>
                </draw:g>
              </table:table-cell>
              <table:table-cell office:value-type="float" office:value="3.310074087">
                <text:p>3.310074087</text:p>
                <draw:g>
                  <svg:desc>29_07_2014.I5:29_07_2014.I14</svg:desc>
                </draw:g>
              </table:table-cell>
              <table:table-cell office:value-type="float" office:value="3.968547512">
                <text:p>3.968547512</text:p>
                <draw:g>
                  <svg:desc>29_07_2014.J5:29_07_2014.J14</svg:desc>
                </draw:g>
              </table:table-cell>
              <table:table-cell office:value-type="float" office:value="4.129683759">
                <text:p>4.129683759</text:p>
                <draw:g>
                  <svg:desc>29_07_2014.K5:29_07_2014.K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621417">
                <text:p>0.62621417</text:p>
              </table:table-cell>
              <table:table-cell office:value-type="float" office:value="1.159344554">
                <text:p>1.159344554</text:p>
              </table:table-cell>
              <table:table-cell office:value-type="float" office:value="1.373775951">
                <text:p>1.373775951</text:p>
              </table:table-cell>
              <table:table-cell office:value-type="float" office:value="2.296499363">
                <text:p>2.296499363</text:p>
              </table:table-cell>
              <table:table-cell office:value-type="float" office:value="2.026745443">
                <text:p>2.026745443</text:p>
              </table:table-cell>
              <table:table-cell office:value-type="float" office:value="2.873216752">
                <text:p>2.873216752</text:p>
              </table:table-cell>
              <table:table-cell office:value-type="float" office:value="3.482698412">
                <text:p>3.482698412</text:p>
              </table:table-cell>
              <table:table-cell office:value-type="float" office:value="3.835612608">
                <text:p>3.835612608</text:p>
              </table:table-cell>
              <table:table-cell office:value-type="float" office:value="4.504908042">
                <text:p>4.504908042</text:p>
              </table:table-cell>
              <table:table-cell office:value-type="float" office:value="4.256849285">
                <text:p>4.2568492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6707049">
                <text:p>0.756707049</text:p>
              </table:table-cell>
              <table:table-cell office:value-type="float" office:value="1.365017966">
                <text:p>1.365017966</text:p>
              </table:table-cell>
              <table:table-cell office:value-type="float" office:value="1.509533106">
                <text:p>1.509533106</text:p>
              </table:table-cell>
              <table:table-cell office:value-type="float" office:value="2.382940292">
                <text:p>2.382940292</text:p>
              </table:table-cell>
              <table:table-cell office:value-type="float" office:value="2.181170665">
                <text:p>2.181170665</text:p>
              </table:table-cell>
              <table:table-cell office:value-type="float" office:value="3.154565193">
                <text:p>3.154565193</text:p>
              </table:table-cell>
              <table:table-cell office:value-type="float" office:value="3.728770935">
                <text:p>3.728770935</text:p>
              </table:table-cell>
              <table:table-cell office:value-type="float" office:value="4.14647828">
                <text:p>4.14647828</text:p>
              </table:table-cell>
              <table:table-cell office:value-type="float" office:value="4.696524253">
                <text:p>4.696524253</text:p>
              </table:table-cell>
              <table:table-cell office:value-type="float" office:value="4.076114442">
                <text:p>4.0761144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3131247">
                <text:p>0.963131247</text:p>
              </table:table-cell>
              <table:table-cell office:value-type="float" office:value="1.802879129">
                <text:p>1.802879129</text:p>
              </table:table-cell>
              <table:table-cell office:value-type="float" office:value="1.866528307">
                <text:p>1.866528307</text:p>
              </table:table-cell>
              <table:table-cell office:value-type="float" office:value="2.997363051">
                <text:p>2.997363051</text:p>
              </table:table-cell>
              <table:table-cell office:value-type="float" office:value="2.647844802">
                <text:p>2.647844802</text:p>
              </table:table-cell>
              <table:table-cell office:value-type="float" office:value="3.859119181">
                <text:p>3.859119181</text:p>
              </table:table-cell>
              <table:table-cell office:value-type="float" office:value="4.209916326">
                <text:p>4.209916326</text:p>
              </table:table-cell>
              <table:table-cell office:value-type="float" office:value="4.640038386">
                <text:p>4.640038386</text:p>
              </table:table-cell>
              <table:table-cell office:value-type="float" office:value="4.942867865">
                <text:p>4.942867865</text:p>
              </table:table-cell>
              <table:table-cell office:value-type="float" office:value="4.664182503">
                <text:p>4.6641825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61876728">
                <text:p>1.161876728</text:p>
              </table:table-cell>
              <table:table-cell office:value-type="float" office:value="1.908822176">
                <text:p>1.908822176</text:p>
              </table:table-cell>
              <table:table-cell office:value-type="float" office:value="2.614503072">
                <text:p>2.614503072</text:p>
              </table:table-cell>
              <table:table-cell office:value-type="float" office:value="3.191092721">
                <text:p>3.191092721</text:p>
              </table:table-cell>
              <table:table-cell office:value-type="float" office:value="2.830008433">
                <text:p>2.830008433</text:p>
              </table:table-cell>
              <table:table-cell office:value-type="float" office:value="3.934634396">
                <text:p>3.934634396</text:p>
              </table:table-cell>
              <table:table-cell office:value-type="float" office:value="4.198916285">
                <text:p>4.198916285</text:p>
              </table:table-cell>
              <table:table-cell office:value-type="float" office:value="4.684144519">
                <text:p>4.684144519</text:p>
              </table:table-cell>
              <table:table-cell office:value-type="float" office:value="5.492608964">
                <text:p>5.492608964</text:p>
              </table:table-cell>
              <table:table-cell office:value-type="float" office:value="4.247513584">
                <text:p>4.2475135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06444384">
                <text:p>1.506444384</text:p>
              </table:table-cell>
              <table:table-cell office:value-type="float" office:value="2.272578994">
                <text:p>2.272578994</text:p>
              </table:table-cell>
              <table:table-cell office:value-type="float" office:value="2.989826014">
                <text:p>2.989826014</text:p>
              </table:table-cell>
              <table:table-cell office:value-type="float" office:value="3.483015901">
                <text:p>3.483015901</text:p>
              </table:table-cell>
              <table:table-cell office:value-type="float" office:value="3.387424487">
                <text:p>3.387424487</text:p>
              </table:table-cell>
              <table:table-cell office:value-type="float" office:value="4.602455368">
                <text:p>4.602455368</text:p>
              </table:table-cell>
              <table:table-cell office:value-type="float" office:value="4.893641317">
                <text:p>4.893641317</text:p>
              </table:table-cell>
              <table:table-cell office:value-type="float" office:value="5.560461454">
                <text:p>5.560461454</text:p>
              </table:table-cell>
              <table:table-cell office:value-type="float" office:value="5.07915702">
                <text:p>5.07915702</text:p>
              </table:table-cell>
              <table:table-cell office:value-type="float" office:value="4.444268727">
                <text:p>4.4442687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017745278">
                <text:p>2.017745278</text:p>
              </table:table-cell>
              <table:table-cell office:value-type="float" office:value="2.579170149">
                <text:p>2.579170149</text:p>
              </table:table-cell>
              <table:table-cell office:value-type="float" office:value="4.092062723">
                <text:p>4.092062723</text:p>
              </table:table-cell>
              <table:table-cell office:value-type="float" office:value="4.647233686">
                <text:p>4.647233686</text:p>
              </table:table-cell>
              <table:table-cell office:value-type="float" office:value="4.484111932">
                <text:p>4.484111932</text:p>
              </table:table-cell>
              <table:table-cell office:value-type="float" office:value="5.960231634">
                <text:p>5.960231634</text:p>
              </table:table-cell>
              <table:table-cell office:value-type="float" office:value="6.126636819">
                <text:p>6.126636819</text:p>
              </table:table-cell>
              <table:table-cell office:value-type="float" office:value="6.040011957">
                <text:p>6.040011957</text:p>
              </table:table-cell>
              <table:table-cell office:value-type="float" office:value="5.180179238">
                <text:p>5.180179238</text:p>
              </table:table-cell>
              <table:table-cell office:value-type="float" office:value="5.047716249">
                <text:p>5.0477162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801092738">
                <text:p>1.801092738</text:p>
              </table:table-cell>
              <table:table-cell office:value-type="float" office:value="2.622827716">
                <text:p>2.622827716</text:p>
              </table:table-cell>
              <table:table-cell office:value-type="float" office:value="4.168633427">
                <text:p>4.168633427</text:p>
              </table:table-cell>
              <table:table-cell office:value-type="float" office:value="4.902468283">
                <text:p>4.902468283</text:p>
              </table:table-cell>
              <table:table-cell office:value-type="float" office:value="4.265303253">
                <text:p>4.265303253</text:p>
              </table:table-cell>
              <table:table-cell office:value-type="float" office:value="5.079903701">
                <text:p>5.079903701</text:p>
              </table:table-cell>
              <table:table-cell office:value-type="float" office:value="4.79511595">
                <text:p>4.79511595</text:p>
              </table:table-cell>
              <table:table-cell office:value-type="float" office:value="5.085920476">
                <text:p>5.085920476</text:p>
              </table:table-cell>
              <table:table-cell office:value-type="float" office:value="5.040073839">
                <text:p>5.040073839</text:p>
              </table:table-cell>
              <table:table-cell office:value-type="float" office:value="4.567889098">
                <text:p>4.5678890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979309734">
                <text:p>1.979309734</text:p>
              </table:table-cell>
              <table:table-cell office:value-type="float" office:value="2.863101526">
                <text:p>2.863101526</text:p>
              </table:table-cell>
              <table:table-cell office:value-type="float" office:value="4.446436413">
                <text:p>4.446436413</text:p>
              </table:table-cell>
              <table:table-cell office:value-type="float" office:value="3.887978298">
                <text:p>3.887978298</text:p>
              </table:table-cell>
              <table:table-cell office:value-type="float" office:value="3.472894644">
                <text:p>3.472894644</text:p>
              </table:table-cell>
              <table:table-cell office:value-type="float" office:value="4.346610083">
                <text:p>4.346610083</text:p>
              </table:table-cell>
              <table:table-cell office:value-type="float" office:value="4.125374902">
                <text:p>4.125374902</text:p>
              </table:table-cell>
              <table:table-cell office:value-type="float" office:value="4.423259817">
                <text:p>4.423259817</text:p>
              </table:table-cell>
              <table:table-cell office:value-type="float" office:value="4.276330193">
                <text:p>4.276330193</text:p>
              </table:table-cell>
              <table:table-cell office:value-type="float" office:value="3.459940488">
                <text:p>3.4599404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60991017">
                <text:p>2.460991017</text:p>
              </table:table-cell>
              <table:table-cell office:value-type="float" office:value="2.987053114">
                <text:p>2.987053114</text:p>
              </table:table-cell>
              <table:table-cell office:value-type="float" office:value="3.952255312">
                <text:p>3.952255312</text:p>
              </table:table-cell>
              <table:table-cell office:value-type="float" office:value="3.248197529">
                <text:p>3.248197529</text:p>
              </table:table-cell>
              <table:table-cell office:value-type="float" office:value="3.991962353">
                <text:p>3.991962353</text:p>
              </table:table-cell>
              <table:table-cell office:value-type="float" office:value="4.174731285">
                <text:p>4.174731285</text:p>
              </table:table-cell>
              <table:table-cell office:value-type="float" office:value="4.103070375">
                <text:p>4.103070375</text:p>
              </table:table-cell>
              <table:table-cell office:value-type="float" office:value="4.22780367">
                <text:p>4.22780367</text:p>
              </table:table-cell>
              <table:table-cell office:value-type="float" office:value="4.31580814">
                <text:p>4.31580814</text:p>
              </table:table-cell>
              <table:table-cell office:value-type="float" office:value="3.488727716">
                <text:p>3.488727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7.322cm" svg:y="0.316cm" chart:style-name="ch2">
          <text:p>Result</text:p>
        </chart:title>
        <chart:legend chart:legend-position="end" svg:x="14.075cm" svg:y="1.833cm" style:legend-expansion="high" chart:style-name="ch3"/>
        <chart:plot-area chart:style-name="ch4" table:cell-range-address="29_07_2014.A16:29_07_2014.K26" chart:data-source-has-labels="both" svg:x="0.769cm" svg:y="1.635cm" svg:width="12.668cm" svg:height="6.772cm">
          <chartooo:coordinate-region svg:x="1.681cm" svg:y="1.847cm" svg:width="11.476cm" svg:height="6.348cm"/>
          <chart:axis chart:dimension="x" chart:name="primary-x" chart:style-name="ch5" chartooo:axis-type="auto">
            <chartooo:date-scale/>
            <chart:categories table:cell-range-address="29_07_2014.A17:29_07_2014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9_07_2014.B17:29_07_2014.B26" chart:label-cell-address="29_07_2014.B16:29_07_2014.B16" chart:class="chart:line">
            <chart:data-point chart:repeated="10"/>
          </chart:series>
          <chart:series chart:style-name="ch8" chart:values-cell-range-address="29_07_2014.C17:29_07_2014.C26" chart:label-cell-address="29_07_2014.C16:29_07_2014.C16" chart:class="chart:line">
            <chart:data-point chart:repeated="10"/>
          </chart:series>
          <chart:series chart:style-name="ch9" chart:values-cell-range-address="29_07_2014.D17:29_07_2014.D26" chart:label-cell-address="29_07_2014.D16:29_07_2014.D16" chart:class="chart:line">
            <chart:data-point chart:repeated="10"/>
          </chart:series>
          <chart:series chart:style-name="ch10" chart:values-cell-range-address="29_07_2014.E17:29_07_2014.E26" chart:label-cell-address="29_07_2014.E16:29_07_2014.E16" chart:class="chart:line">
            <chart:data-point chart:repeated="10"/>
          </chart:series>
          <chart:series chart:style-name="ch11" chart:values-cell-range-address="29_07_2014.F17:29_07_2014.F26" chart:label-cell-address="29_07_2014.F16:29_07_2014.F16" chart:class="chart:line">
            <chart:data-point chart:repeated="10"/>
          </chart:series>
          <chart:series chart:style-name="ch12" chart:values-cell-range-address="29_07_2014.G17:29_07_2014.G26" chart:label-cell-address="29_07_2014.G16:29_07_2014.G16" chart:class="chart:line">
            <chart:data-point chart:repeated="10"/>
          </chart:series>
          <chart:series chart:style-name="ch13" chart:values-cell-range-address="29_07_2014.H17:29_07_2014.H26" chart:label-cell-address="29_07_2014.H16:29_07_2014.H16" chart:class="chart:line">
            <chart:data-point chart:repeated="10"/>
          </chart:series>
          <chart:series chart:style-name="ch14" chart:values-cell-range-address="29_07_2014.I17:29_07_2014.I26" chart:label-cell-address="29_07_2014.I16:29_07_2014.I16" chart:class="chart:line">
            <chart:data-point chart:repeated="10"/>
          </chart:series>
          <chart:series chart:style-name="ch15" chart:values-cell-range-address="29_07_2014.J17:29_07_2014.J26" chart:label-cell-address="29_07_2014.J16:29_07_2014.J16" chart:class="chart:line">
            <chart:data-point chart:repeated="10"/>
          </chart:series>
          <chart:series chart:style-name="ch16" chart:values-cell-range-address="29_07_2014.K17:29_07_2014.K26" chart:label-cell-address="29_07_2014.K16:29_07_2014.K16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29_07_2014.B16:29_07_2014.B16</svg:desc>
                </draw:g>
              </table:table-cell>
              <table:table-cell office:value-type="string">
                <text:p>20</text:p>
                <draw:g>
                  <svg:desc>29_07_2014.C16:29_07_2014.C16</svg:desc>
                </draw:g>
              </table:table-cell>
              <table:table-cell office:value-type="string">
                <text:p>30</text:p>
                <draw:g>
                  <svg:desc>29_07_2014.D16:29_07_2014.D16</svg:desc>
                </draw:g>
              </table:table-cell>
              <table:table-cell office:value-type="string">
                <text:p>40</text:p>
                <draw:g>
                  <svg:desc>29_07_2014.E16:29_07_2014.E16</svg:desc>
                </draw:g>
              </table:table-cell>
              <table:table-cell office:value-type="string">
                <text:p>50</text:p>
                <draw:g>
                  <svg:desc>29_07_2014.F16:29_07_2014.F16</svg:desc>
                </draw:g>
              </table:table-cell>
              <table:table-cell office:value-type="string">
                <text:p>60</text:p>
                <draw:g>
                  <svg:desc>29_07_2014.G16:29_07_2014.G16</svg:desc>
                </draw:g>
              </table:table-cell>
              <table:table-cell office:value-type="string">
                <text:p>70</text:p>
                <draw:g>
                  <svg:desc>29_07_2014.H16:29_07_2014.H16</svg:desc>
                </draw:g>
              </table:table-cell>
              <table:table-cell office:value-type="string">
                <text:p>80</text:p>
                <draw:g>
                  <svg:desc>29_07_2014.I16:29_07_2014.I16</svg:desc>
                </draw:g>
              </table:table-cell>
              <table:table-cell office:value-type="string">
                <text:p>90</text:p>
                <draw:g>
                  <svg:desc>29_07_2014.J16:29_07_2014.J16</svg:desc>
                </draw:g>
              </table:table-cell>
              <table:table-cell office:value-type="string">
                <text:p>100</text:p>
                <draw:g>
                  <svg:desc>29_07_2014.K16:29_07_2014.K16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29_07_2014.A17:29_07_2014.A26</svg:desc>
                </draw:g>
              </table:table-cell>
              <table:table-cell office:value-type="float" office:value="-66.134191197">
                <text:p>-66.134191197</text:p>
                <draw:g>
                  <svg:desc>29_07_2014.B17:29_07_2014.B26</svg:desc>
                </draw:g>
              </table:table-cell>
              <table:table-cell office:value-type="float" office:value="-77.532167779">
                <text:p>-77.532167779</text:p>
                <draw:g>
                  <svg:desc>29_07_2014.C17:29_07_2014.C26</svg:desc>
                </draw:g>
              </table:table-cell>
              <table:table-cell office:value-type="float" office:value="-86.014586534">
                <text:p>-86.014586534</text:p>
                <draw:g>
                  <svg:desc>29_07_2014.D17:29_07_2014.D26</svg:desc>
                </draw:g>
              </table:table-cell>
              <table:table-cell office:value-type="float" office:value="-74.196160581">
                <text:p>-74.196160581</text:p>
                <draw:g>
                  <svg:desc>29_07_2014.E17:29_07_2014.E26</svg:desc>
                </draw:g>
              </table:table-cell>
              <table:table-cell office:value-type="float" office:value="-78.426320577">
                <text:p>-78.426320577</text:p>
                <draw:g>
                  <svg:desc>29_07_2014.F17:29_07_2014.F26</svg:desc>
                </draw:g>
              </table:table-cell>
              <table:table-cell office:value-type="float" office:value="-87.059332462">
                <text:p>-87.059332462</text:p>
                <draw:g>
                  <svg:desc>29_07_2014.G17:29_07_2014.G26</svg:desc>
                </draw:g>
              </table:table-cell>
              <table:table-cell office:value-type="float" office:value="-84.83402082">
                <text:p>-84.83402082</text:p>
                <draw:g>
                  <svg:desc>29_07_2014.H17:29_07_2014.H26</svg:desc>
                </draw:g>
              </table:table-cell>
              <table:table-cell office:value-type="float" office:value="-85.065061401">
                <text:p>-85.065061401</text:p>
                <draw:g>
                  <svg:desc>29_07_2014.I17:29_07_2014.I26</svg:desc>
                </draw:g>
              </table:table-cell>
              <table:table-cell office:value-type="float" office:value="-88.118425443">
                <text:p>-88.118425443</text:p>
                <draw:g>
                  <svg:desc>29_07_2014.J17:29_07_2014.J26</svg:desc>
                </draw:g>
              </table:table-cell>
              <table:table-cell office:value-type="float" office:value="-95.411342542">
                <text:p>-95.411342542</text:p>
                <draw:g>
                  <svg:desc>29_07_2014.K17:29_07_2014.K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4.918164841">
                <text:p>-94.918164841</text:p>
              </table:table-cell>
              <table:table-cell office:value-type="float" office:value="-95.111418113">
                <text:p>-95.111418113</text:p>
              </table:table-cell>
              <table:table-cell office:value-type="float" office:value="-95.884832979">
                <text:p>-95.884832979</text:p>
              </table:table-cell>
              <table:table-cell office:value-type="float" office:value="-97.970371432">
                <text:p>-97.970371432</text:p>
              </table:table-cell>
              <table:table-cell office:value-type="float" office:value="-95.016235228">
                <text:p>-95.016235228</text:p>
              </table:table-cell>
              <table:table-cell office:value-type="float" office:value="-94.885871642">
                <text:p>-94.885871642</text:p>
              </table:table-cell>
              <table:table-cell office:value-type="float" office:value="-79.673263029">
                <text:p>-79.673263029</text:p>
              </table:table-cell>
              <table:table-cell office:value-type="float" office:value="-78.403317946">
                <text:p>-78.403317946</text:p>
              </table:table-cell>
              <table:table-cell office:value-type="float" office:value="-82.679859532">
                <text:p>-82.679859532</text:p>
              </table:table-cell>
              <table:table-cell office:value-type="float" office:value="-64.497246599">
                <text:p>-64.4972465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7.175221414">
                <text:p>-97.175221414</text:p>
              </table:table-cell>
              <table:table-cell office:value-type="float" office:value="-96.537819989">
                <text:p>-96.537819989</text:p>
              </table:table-cell>
              <table:table-cell office:value-type="float" office:value="-97.744720518">
                <text:p>-97.744720518</text:p>
              </table:table-cell>
              <table:table-cell office:value-type="float" office:value="-98.124219147">
                <text:p>-98.124219147</text:p>
              </table:table-cell>
              <table:table-cell office:value-type="float" office:value="-93.37150018">
                <text:p>-93.37150018</text:p>
              </table:table-cell>
              <table:table-cell office:value-type="float" office:value="-84.039152234">
                <text:p>-84.039152234</text:p>
              </table:table-cell>
              <table:table-cell office:value-type="float" office:value="-59.298040098">
                <text:p>-59.298040098</text:p>
              </table:table-cell>
              <table:table-cell office:value-type="float" office:value="-54.378143835">
                <text:p>-54.378143835</text:p>
              </table:table-cell>
              <table:table-cell office:value-type="float" office:value="-26.96983064">
                <text:p>-26.96983064</text:p>
              </table:table-cell>
              <table:table-cell office:value-type="float" office:value="-32.669478852">
                <text:p>-32.669478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94.656539088">
                <text:p>-94.656539088</text:p>
              </table:table-cell>
              <table:table-cell office:value-type="float" office:value="-97.085653234">
                <text:p>-97.085653234</text:p>
              </table:table-cell>
              <table:table-cell office:value-type="float" office:value="-62.060043757">
                <text:p>-62.060043757</text:p>
              </table:table-cell>
              <table:table-cell office:value-type="float" office:value="-38.100735335">
                <text:p>-38.100735335</text:p>
              </table:table-cell>
              <table:table-cell office:value-type="float" office:value="-27.020128632">
                <text:p>-27.020128632</text:p>
              </table:table-cell>
              <table:table-cell office:value-type="float" office:value="-26.058367518">
                <text:p>-26.058367518</text:p>
              </table:table-cell>
              <table:table-cell office:value-type="float" office:value="-24.176551408">
                <text:p>-24.176551408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19.30089347">
                <text:p>-19.30089347</text:p>
              </table:table-cell>
              <table:table-cell office:value-type="float" office:value="-12.756556823">
                <text:p>-12.7565568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97.780197995">
                <text:p>-97.780197995</text:p>
              </table:table-cell>
              <table:table-cell office:value-type="float" office:value="-95.44310664">
                <text:p>-95.44310664</text:p>
              </table:table-cell>
              <table:table-cell office:value-type="float" office:value="-33.248112982">
                <text:p>-33.248112982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86686308">
                <text:p>-20.86686308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238133659">
                <text:p>-20.238133659</text:p>
              </table:table-cell>
              <table:table-cell office:value-type="float" office:value="-17.806198741">
                <text:p>-17.806198741</text:p>
              </table:table-cell>
              <table:table-cell office:value-type="float" office:value="-12.684897977">
                <text:p>-12.6848979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90.247688959">
                <text:p>-90.247688959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947224823">
                <text:p>-20.947224823</text:p>
              </table:table-cell>
              <table:table-cell office:value-type="float" office:value="-15.560816274">
                <text:p>-15.560816274</text:p>
              </table:table-cell>
              <table:table-cell office:value-type="float" office:value="-12.879530375">
                <text:p>-12.879530375</text:p>
              </table:table-cell>
              <table:table-cell office:value-type="float" office:value="-2.23795663">
                <text:p>-2.23795663</text:p>
              </table:table-cell>
              <table:table-cell office:value-type="float" office:value="-14.3173692">
                <text:p>-14.3173692</text:p>
              </table:table-cell>
              <table:table-cell office:value-type="float" office:value="0">
                <text:p>0</text:p>
              </table:table-cell>
              <table:table-cell office:value-type="float" office:value="8.614792682">
                <text:p>8.614792682</text:p>
              </table:table-cell>
              <table:table-cell office:value-type="float" office:value="12.922189023">
                <text:p>12.9221890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9.241056377">
                <text:p>-59.241056377</text:p>
              </table:table-cell>
              <table:table-cell office:value-type="float" office:value="-20.876682053">
                <text:p>-20.876682053</text:p>
              </table:table-cell>
              <table:table-cell office:value-type="float" office:value="-14.300975432">
                <text:p>-14.300975432</text:p>
              </table:table-cell>
              <table:table-cell office:value-type="float" office:value="-0.424538435">
                <text:p>-0.424538435</text:p>
              </table:table-cell>
              <table:table-cell office:value-type="float" office:value="8.972058587">
                <text:p>8.972058587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12.266035985">
                <text:p>12.26603598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17.229585364">
                <text:p>17.229585364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17.239326497">
                <text:p>-17.239326497</text:p>
              </table:table-cell>
              <table:table-cell office:value-type="float" office:value="-3.835789765">
                <text:p>-3.835789765</text:p>
              </table:table-cell>
              <table:table-cell office:value-type="float" office:value="15.418691157">
                <text:p>15.418691157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6.056319718">
                <text:p>-6.056319718</text:p>
              </table:table-cell>
              <table:table-cell office:value-type="float" office:value="20.934404662">
                <text:p>20.934404662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9.334092454">
                <text:p>9.334092454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